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Программный_20_код">
      <style:text-properties officeooo:rsid="0049e3ca"/>
    </style:style>
    <style:style style:name="P2" style:family="paragraph" style:parent-style-name="Программный_20_код">
      <style:text-properties officeooo:rsid="004e3d3c" officeooo:paragraph-rsid="004e3d3c"/>
    </style:style>
    <style:style style:name="P3" style:family="paragraph" style:parent-style-name="Программный_20_код">
      <style:text-properties officeooo:rsid="00530402" officeooo:paragraph-rsid="00530402"/>
    </style:style>
    <style:style style:name="P4" style:family="paragraph" style:parent-style-name="Программный_20_код">
      <style:text-properties officeooo:rsid="005ce075" officeooo:paragraph-rsid="005ce075"/>
    </style:style>
    <style:style style:name="P5" style:family="paragraph" style:parent-style-name="Программный_20_код">
      <style:text-properties officeooo:rsid="0061f1e4" officeooo:paragraph-rsid="0061f1e4"/>
    </style:style>
    <style:style style:name="P6" style:family="paragraph" style:parent-style-name="Программный_20_код">
      <style:text-properties officeooo:rsid="00668d17" officeooo:paragraph-rsid="00668d17"/>
    </style:style>
    <style:style style:name="P7" style:family="paragraph" style:parent-style-name="Программный_20_код">
      <style:text-properties officeooo:rsid="006844d0" officeooo:paragraph-rsid="006844d0"/>
    </style:style>
    <style:style style:name="P8" style:family="paragraph" style:parent-style-name="Программный_20_код">
      <style:text-properties officeooo:rsid="0069cf9d" officeooo:paragraph-rsid="0069cf9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39f00c" officeooo:paragraph-rsid="0039f00c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rsid="001f6db3" officeooo:paragraph-rsid="001f6db3"/>
    </style:style>
    <style:style style:name="P11" style:family="paragraph" style:parent-style-name="Text_20_body">
      <style:paragraph-properties fo:text-align="justify" style:justify-single-word="false"/>
      <style:text-properties officeooo:paragraph-rsid="003fed4a"/>
    </style:style>
    <style:style style:name="P12" style:family="paragraph" style:parent-style-name="Text_20_body">
      <style:text-properties officeooo:paragraph-rsid="003fed4a"/>
    </style:style>
    <style:style style:name="P13" style:family="paragraph" style:parent-style-name="Text_20_body">
      <style:text-properties officeooo:rsid="0049e3ca" officeooo:paragraph-rsid="0053e011"/>
    </style:style>
    <style:style style:name="P14" style:family="paragraph" style:parent-style-name="Text_20_body">
      <style:text-properties officeooo:paragraph-rsid="004ed4f9"/>
    </style:style>
    <style:style style:name="P15" style:family="paragraph" style:parent-style-name="Text_20_body">
      <style:text-properties officeooo:rsid="0051b1a1" officeooo:paragraph-rsid="0051b1a1"/>
    </style:style>
    <style:style style:name="P16" style:family="paragraph" style:parent-style-name="Text_20_body">
      <style:text-properties officeooo:rsid="0053e011" officeooo:paragraph-rsid="0053e011"/>
    </style:style>
    <style:style style:name="P17" style:family="paragraph" style:parent-style-name="Text_20_body">
      <style:paragraph-properties fo:text-align="justify" style:justify-single-word="false"/>
      <style:text-properties officeooo:rsid="00447eb7" officeooo:paragraph-rsid="0045194a"/>
    </style:style>
    <style:style style:name="P18" style:family="paragraph" style:parent-style-name="Text_20_body">
      <style:paragraph-properties fo:text-align="justify" style:justify-single-word="false"/>
      <style:text-properties officeooo:rsid="0058b530" officeooo:paragraph-rsid="005a004c"/>
    </style:style>
    <style:style style:name="P19" style:family="paragraph" style:parent-style-name="Text_20_body">
      <style:paragraph-properties fo:text-align="justify" style:justify-single-word="false"/>
      <style:text-properties officeooo:rsid="005bb04f" officeooo:paragraph-rsid="005bb04f"/>
    </style:style>
    <style:style style:name="P20" style:family="paragraph" style:parent-style-name="Text_20_body">
      <style:paragraph-properties fo:text-align="justify" style:justify-single-word="false"/>
      <style:text-properties officeooo:rsid="005ce075" officeooo:paragraph-rsid="005ce075"/>
    </style:style>
    <style:style style:name="P21" style:family="paragraph" style:parent-style-name="Text_20_body">
      <style:paragraph-properties fo:text-align="justify" style:justify-single-word="false"/>
      <style:text-properties officeooo:rsid="005f6ab9" officeooo:paragraph-rsid="005f6ab9"/>
    </style:style>
    <style:style style:name="P22" style:family="paragraph" style:parent-style-name="Text_20_body">
      <style:paragraph-properties fo:text-align="justify" style:justify-single-word="false"/>
      <style:text-properties officeooo:rsid="006158ab" officeooo:paragraph-rsid="006158ab"/>
    </style:style>
    <style:style style:name="P23" style:family="paragraph" style:parent-style-name="Text_20_body">
      <style:text-properties officeooo:paragraph-rsid="00572c83"/>
    </style:style>
    <style:style style:name="P24" style:family="paragraph" style:parent-style-name="Text_20_body">
      <style:paragraph-properties fo:text-align="justify" style:justify-single-word="false"/>
      <style:text-properties officeooo:rsid="0061f1e4" officeooo:paragraph-rsid="0061f1e4"/>
    </style:style>
    <style:style style:name="P25" style:family="paragraph" style:parent-style-name="Text_20_body">
      <style:paragraph-properties fo:text-align="justify" style:justify-single-word="false"/>
      <style:text-properties officeooo:rsid="00668d17" officeooo:paragraph-rsid="00668d17"/>
    </style:style>
    <style:style style:name="P26" style:family="paragraph" style:parent-style-name="Text_20_body">
      <style:text-properties officeooo:rsid="006b5d43" officeooo:paragraph-rsid="006b5d43"/>
    </style:style>
    <style:style style:name="P27" style:family="paragraph" style:parent-style-name="Перечисление">
      <style:paragraph-properties fo:margin-left="1.799cm" fo:margin-right="0cm" fo:margin-top="0.101cm" fo:margin-bottom="0.101cm" style:contextual-spacing="false" fo:line-height="120%" fo:text-align="start" style:justify-single-word="false" fo:text-indent="-1.3cm" style:auto-text-indent="false">
        <style:tab-stops/>
      </style:paragraph-properties>
      <style:text-properties officeooo:rsid="0049e3ca" officeooo:paragraph-rsid="004baa6d"/>
    </style:style>
    <style:style style:name="P28" style:family="paragraph" style:parent-style-name="Перечисление">
      <style:paragraph-properties fo:margin-left="1.799cm" fo:margin-right="0cm" fo:margin-top="0.101cm" fo:margin-bottom="0.101cm" style:contextual-spacing="false" fo:line-height="120%" fo:text-align="start" style:justify-single-word="false" fo:text-indent="-1.3cm" style:auto-text-indent="false">
        <style:tab-stops/>
      </style:paragraph-properties>
      <style:text-properties officeooo:rsid="0049e3ca" officeooo:paragraph-rsid="004d4a6e"/>
    </style:style>
    <style:style style:name="P29" style:family="paragraph" style:parent-style-name="Title">
      <style:paragraph-properties fo:text-align="center" style:justify-single-word="false"/>
      <style:text-properties fo:font-size="16pt" officeooo:rsid="001837a4" style:font-size-asian="16pt" style:font-size-complex="16pt"/>
    </style:style>
    <style:style style:name="P30" style:family="paragraph" style:parent-style-name="Перечисление" style:master-page-name="">
      <style:paragraph-properties fo:text-align="justify" style:justify-single-word="false" style:page-number="auto"/>
      <style:text-properties officeooo:paragraph-rsid="004baa6d"/>
    </style:style>
    <style:style style:name="P31" style:family="paragraph" style:parent-style-name="Перечисление">
      <style:paragraph-properties fo:margin-left="0.499cm" fo:margin-right="0cm" fo:margin-top="0.101cm" fo:margin-bottom="0.101cm" style:contextual-spacing="false" fo:line-height="120%" fo:text-align="start" style:justify-single-word="false" fo:text-indent="0cm" style:auto-text-indent="false">
        <style:tab-stops/>
      </style:paragraph-properties>
      <style:text-properties officeooo:paragraph-rsid="004e3d3c"/>
    </style:style>
    <style:style style:name="P32" style:family="paragraph" style:parent-style-name="Перечисление">
      <style:paragraph-properties fo:text-align="justify" style:justify-single-word="false"/>
    </style:style>
    <style:style style:name="P33" style:family="paragraph" style:parent-style-name="Перечисление">
      <style:text-properties officeooo:paragraph-rsid="00668d17"/>
    </style:style>
    <style:style style:name="P34" style:family="paragraph" style:parent-style-name="Пример_20_команды">
      <style:text-properties officeooo:rsid="0069cf9d" officeooo:paragraph-rsid="0069cf9d"/>
    </style:style>
    <style:style style:name="P35" style:family="paragraph" style:parent-style-name="Пример_20_команды">
      <style:text-properties officeooo:paragraph-rsid="0069cf9d"/>
    </style:style>
    <style:style style:name="P36" style:family="paragraph" style:parent-style-name="Text_20_body" style:list-style-name="L1">
      <style:text-properties officeooo:rsid="00530402" officeooo:paragraph-rsid="0064d2d6"/>
    </style:style>
    <style:style style:name="P37" style:family="paragraph" style:parent-style-name="Text_20_body" style:list-style-name="L1">
      <style:text-properties officeooo:rsid="00530402" officeooo:paragraph-rsid="00530402"/>
    </style:style>
    <style:style style:name="P38" style:family="paragraph" style:parent-style-name="Text_20_body" style:list-style-name="L1">
      <style:text-properties officeooo:rsid="0053e011" officeooo:paragraph-rsid="0053e011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text-align="justify" style:justify-single-word="false"/>
      <style:text-properties officeooo:paragraph-rsid="005f6ab9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rsid="005f6ab9" officeooo:paragraph-rsid="006158ab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6158ab" officeooo:paragraph-rsid="006158ab"/>
    </style:style>
    <style:style style:name="P43" style:family="paragraph" style:parent-style-name="Text_20_body" style:list-style-name="L2">
      <style:text-properties officeooo:rsid="001eadf0"/>
    </style:style>
    <style:style style:name="P44" style:family="paragraph" style:parent-style-name="Text_20_body" style:list-style-name="L3">
      <style:text-properties officeooo:paragraph-rsid="006cc76b"/>
    </style:style>
    <style:style style:name="P45" style:family="paragraph" style:parent-style-name="Text_20_body">
      <style:text-properties officeooo:rsid="006b5d43" officeooo:paragraph-rsid="006cc76b"/>
    </style:style>
    <style:style style:name="P46" style:family="paragraph" style:parent-style-name="Text_20_body">
      <style:text-properties fo:font-size="10pt" officeooo:rsid="001de145" officeooo:paragraph-rsid="006cc76b" style:font-size-asian="8.75pt" style:font-size-complex="10pt"/>
    </style:style>
    <style:style style:name="P47" style:family="paragraph" style:parent-style-name="Text_20_body">
      <style:text-properties officeooo:rsid="0049e3ca" officeooo:paragraph-rsid="007205db"/>
    </style:style>
    <style:style style:name="P48" style:family="paragraph" style:parent-style-name="Heading_20_2">
      <style:text-properties officeooo:rsid="00193606" officeooo:paragraph-rsid="003d09a0"/>
    </style:style>
    <style:style style:name="P49" style:family="paragraph" style:parent-style-name="Heading_20_2">
      <style:text-properties officeooo:rsid="0043ac11" officeooo:paragraph-rsid="0053e011"/>
    </style:style>
    <style:style style:name="P50" style:family="paragraph" style:parent-style-name="Heading_20_2">
      <style:text-properties officeooo:rsid="0020d2f0" officeooo:paragraph-rsid="0020d2f0"/>
    </style:style>
    <style:style style:name="P51" style:family="paragraph" style:parent-style-name="Перечисление">
      <style:paragraph-properties fo:text-align="justify" style:justify-single-word="false"/>
      <style:text-properties officeooo:rsid="006a86dc" officeooo:paragraph-rsid="006a86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aa6d" style:font-weight-asian="bold" style:font-weight-complex="bold"/>
    </style:style>
    <style:style style:name="T3" style:family="text">
      <style:text-properties fo:font-weight="bold" officeooo:rsid="005a004c" style:font-weight-asian="bold" style:font-weight-complex="bold"/>
    </style:style>
    <style:style style:name="T4" style:family="text">
      <style:text-properties fo:font-weight="bold" officeooo:rsid="006cc76b" style:font-weight-asian="bold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style:font-name="Liberation Mono" fo:font-size="9pt" officeooo:rsid="00119515" style:font-size-asian="9pt" style:font-size-complex="9pt"/>
    </style:style>
    <style:style style:name="T7" style:family="text">
      <style:text-properties style:font-name="Liberation Mono" fo:font-size="9pt" officeooo:rsid="00127f98" style:font-size-asian="9pt" style:font-size-complex="9pt"/>
    </style:style>
    <style:style style:name="T8" style:family="text">
      <style:text-properties style:font-name="Liberation Mono" fo:font-size="9pt" officeooo:rsid="004baa6d" style:font-size-asian="9pt" style:font-size-complex="9pt"/>
    </style:style>
    <style:style style:name="T9" style:family="text">
      <style:text-properties style:font-name="Liberation Mono" fo:font-size="9pt" officeooo:rsid="000b8fc3" style:font-size-asian="9pt" style:font-size-complex="9pt"/>
    </style:style>
    <style:style style:name="T10" style:family="text">
      <style:text-properties style:font-name="Liberation Mono" fo:font-size="9pt" officeooo:rsid="004d4a6e" style:font-size-asian="9pt" style:font-size-complex="9pt"/>
    </style:style>
    <style:style style:name="T11" style:family="text">
      <style:text-properties style:font-name="Liberation Mono" fo:font-size="9pt" officeooo:rsid="004e3d3c" style:font-size-asian="9pt" style:font-size-complex="9pt"/>
    </style:style>
    <style:style style:name="T12" style:family="text">
      <style:text-properties style:font-name="Liberation Mono" fo:font-size="9pt" officeooo:rsid="00530402" style:font-size-asian="9pt" style:font-size-complex="9pt"/>
    </style:style>
    <style:style style:name="T13" style:family="text">
      <style:text-properties style:font-name="Liberation Mono" fo:font-size="9pt" officeooo:rsid="005a004c" style:font-size-asian="9pt" style:font-size-complex="9pt"/>
    </style:style>
    <style:style style:name="T14" style:family="text">
      <style:text-properties style:font-name="Liberation Mono" fo:font-size="9pt" officeooo:rsid="005bb04f" style:font-size-asian="9pt" style:font-size-complex="9pt"/>
    </style:style>
    <style:style style:name="T15" style:family="text">
      <style:text-properties style:font-name="Liberation Mono" fo:font-size="9pt" officeooo:rsid="005ce075" style:font-size-asian="9pt" style:font-size-complex="9pt"/>
    </style:style>
    <style:style style:name="T16" style:family="text">
      <style:text-properties style:font-name="Liberation Mono" fo:font-size="9pt" officeooo:rsid="005f6ab9" style:font-size-asian="9pt" style:font-size-complex="9pt"/>
    </style:style>
    <style:style style:name="T17" style:family="text">
      <style:text-properties style:font-name="Liberation Mono" fo:font-size="9pt" officeooo:rsid="006158ab" style:font-size-asian="9pt" style:font-size-complex="9pt"/>
    </style:style>
    <style:style style:name="T18" style:family="text">
      <style:text-properties style:font-name="Liberation Mono" fo:font-size="9pt" officeooo:rsid="0064d2d6" style:font-size-asian="9pt" style:font-size-complex="9pt"/>
    </style:style>
    <style:style style:name="T19" style:family="text">
      <style:text-properties fo:font-size="10pt" officeooo:rsid="000b8fc3" style:font-size-asian="8.75pt" style:font-size-complex="10pt"/>
    </style:style>
    <style:style style:name="T20" style:family="text">
      <style:text-properties officeooo:rsid="001eadf0"/>
    </style:style>
    <style:style style:name="T21" style:family="text">
      <style:text-properties officeooo:rsid="001fce0a"/>
    </style:style>
    <style:style style:name="T22" style:family="text">
      <style:text-properties officeooo:rsid="003d09a0"/>
    </style:style>
    <style:style style:name="T23" style:family="text">
      <style:text-properties fo:font-size="16pt" officeooo:rsid="003fed4a" style:font-size-asian="16pt" style:font-size-complex="16pt"/>
    </style:style>
    <style:style style:name="T24" style:family="text">
      <style:text-properties fo:font-size="16pt" officeooo:rsid="0050d150" style:font-size-asian="16pt" style:font-size-complex="16pt"/>
    </style:style>
    <style:style style:name="T25" style:family="text">
      <style:text-properties officeooo:rsid="003da1c5"/>
    </style:style>
    <style:style style:name="T26" style:family="text">
      <style:text-properties officeooo:rsid="003fed4a"/>
    </style:style>
    <style:style style:name="T27" style:family="text">
      <style:text-properties officeooo:rsid="0043ac11"/>
    </style:style>
    <style:style style:name="T28" style:family="text">
      <style:text-properties officeooo:rsid="00447eb7"/>
    </style:style>
    <style:style style:name="T29" style:family="text">
      <style:text-properties officeooo:rsid="0045194a"/>
    </style:style>
    <style:style style:name="T30" style:family="text">
      <style:text-properties officeooo:rsid="004baa6d"/>
    </style:style>
    <style:style style:name="T31" style:family="text">
      <style:text-properties style:font-name="Liberation Serif" fo:font-size="10pt" style:font-size-asian="10pt" style:font-size-complex="10pt"/>
    </style:style>
    <style:style style:name="T32" style:family="text">
      <style:text-properties style:font-name="Liberation Serif" fo:font-size="10pt" officeooo:rsid="004baa6d" style:font-size-asian="10pt" style:font-size-complex="10pt"/>
    </style:style>
    <style:style style:name="T33" style:family="text">
      <style:text-properties officeooo:rsid="004d4a6e"/>
    </style:style>
    <style:style style:name="T34" style:family="text">
      <style:text-properties officeooo:rsid="004e3d3c"/>
    </style:style>
    <style:style style:name="T35" style:family="text">
      <style:text-properties officeooo:rsid="0051b1a1"/>
    </style:style>
    <style:style style:name="T36" style:family="text">
      <style:text-properties officeooo:rsid="00530402"/>
    </style:style>
    <style:style style:name="T37" style:family="text">
      <style:text-properties officeooo:rsid="0055431d"/>
    </style:style>
    <style:style style:name="T38" style:family="text">
      <style:text-properties officeooo:rsid="00572c83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572c83" style:font-style-asian="italic" style:font-style-complex="italic"/>
    </style:style>
    <style:style style:name="T41" style:family="text">
      <style:text-properties fo:font-style="italic" officeooo:rsid="0064d2d6" style:font-style-asian="italic" style:font-style-complex="italic"/>
    </style:style>
    <style:style style:name="T42" style:family="text">
      <style:text-properties fo:font-style="italic" officeooo:rsid="0075ed09" style:font-style-asian="italic" style:font-style-complex="italic"/>
    </style:style>
    <style:style style:name="T43" style:family="text">
      <style:text-properties officeooo:rsid="0058b530"/>
    </style:style>
    <style:style style:name="T44" style:family="text">
      <style:text-properties officeooo:rsid="005a004c"/>
    </style:style>
    <style:style style:name="T45" style:family="text">
      <style:text-properties officeooo:rsid="005bb04f"/>
    </style:style>
    <style:style style:name="T46" style:family="text">
      <style:text-properties officeooo:rsid="005ce075"/>
    </style:style>
    <style:style style:name="T47" style:family="text">
      <style:text-properties officeooo:rsid="005e1b77"/>
    </style:style>
    <style:style style:name="T48" style:family="text">
      <style:text-properties officeooo:rsid="005f6ab9"/>
    </style:style>
    <style:style style:name="T49" style:family="text">
      <style:text-properties officeooo:rsid="006158ab"/>
    </style:style>
    <style:style style:name="T50" style:family="text">
      <style:text-properties officeooo:rsid="0061f1e4"/>
    </style:style>
    <style:style style:name="T51" style:family="text">
      <style:text-properties officeooo:rsid="00627abe"/>
    </style:style>
    <style:style style:name="T52" style:family="text">
      <style:text-properties officeooo:rsid="0064d2d6"/>
    </style:style>
    <style:style style:name="T53" style:family="text">
      <style:text-properties officeooo:rsid="00566902"/>
    </style:style>
    <style:style style:name="T54" style:family="text">
      <style:text-properties officeooo:rsid="006663a7"/>
    </style:style>
    <style:style style:name="T55" style:family="text">
      <style:text-properties officeooo:rsid="00668d17"/>
    </style:style>
    <style:style style:name="T56" style:family="text">
      <style:text-properties officeooo:rsid="006844d0"/>
    </style:style>
    <style:style style:name="T57" style:family="text">
      <style:text-properties officeooo:rsid="0068c45e"/>
    </style:style>
    <style:style style:name="T58" style:family="text">
      <style:text-properties officeooo:rsid="006b5d43"/>
    </style:style>
    <style:style style:name="T59" style:family="text">
      <style:text-properties officeooo:rsid="006cc76b"/>
    </style:style>
    <style:style style:name="T60" style:family="text">
      <style:text-properties officeooo:rsid="006f0a99"/>
    </style:style>
    <style:style style:name="T61" style:family="text">
      <style:text-properties officeooo:rsid="007205db"/>
    </style:style>
    <style:style style:name="T62" style:family="text">
      <style:text-properties style:font-name="Liberation Mono"/>
    </style:style>
    <style:style style:name="T63" style:family="text">
      <style:text-properties style:font-name="Liberation Mono" fo:font-size="9pt" style:font-size-asian="9pt" style:font-size-complex="9pt"/>
    </style:style>
    <style:style style:name="T64" style:family="text">
      <style:text-properties officeooo:rsid="0074bfdc"/>
    </style:style>
    <style:style style:name="T65" style:family="text">
      <style:text-properties officeooo:rsid="007896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5">Сетевые системные вызовы</text:span> </text:p>
      <text:p text:style-name="P9">Часть <text:span text:style-name="T22">3</text:span>.</text:p>
      <text:p text:style-name="P10">Редакция 0<text:span text:style-name="T52">5</text:span> от <text:span text:style-name="T52">30.</text:span>09.2015</text:p>
      <text:p text:style-name="P11"><text:span text:style-name="T26">Предыдущую часть обсуждения мы завершили на такой вот оптимистической ноте: «</text:span>Подобным образом мы можем изменить поведение любого системного вызова Linux<text:span text:style-name="T26">». И тут я слукавил — любого … да не любого. Исключение составляют (могут составлять) группа сетевых системных вызовов, работающих с BSD сокетами. Когда сталкиваешься с этим артефактом в первый раз — это изрядно озадачивает.</text:span></text:p>
      <text:h text:style-name="P48" text:outline-level="2"><text:span text:style-name="T23">Как </text:span><text:span text:style-name="T24">происходит сокетный вызов </text:span></text:h>
      <text:p text:style-name="P12"><text:span text:style-name="T26">Для прояснения картины воспользуемся заметками одного из непосредственных разработчиков сетевой подсистемы Linux: </text:span><text:a xlink:type="simple" xlink:href="http://isomerica.net/~dpn/socketcall1.pdf"><text:span text:style-name="T26">Network systems calls on Linux</text:span></text:a><text:span text:style-name="T26"> (2008 год). Я коротко перескажу её основное содержание (в интересующей нас части), кому это не интересно может воспользоваться оригиналом.</text:span></text:p>
      <text:p text:style-name="P47">Когда поддержка BSD сокетов были добавлена в ядро Linux, разработчики решили добавить их единовременно все <text:s/>17 (на сегодня <text:span text:style-name="T30">20</text:span>) <text:span text:style-name="T61">сокетных вызовов</text:span>, и добавили для этих вызовов один дополнительный уровень косвенности. Для всей группы этих вызовов введен один новый, редко упоминаемый, системный вызов<text:span text:style-name="T19"> (см. </text:span><text:span text:style-name="T9">man </text:span><text:span text:style-name="T6">socketcall(2)):</text:span></text:p>
      <text:p text:style-name="Программный_20_код">int socketcall( int call, unsigned long *args ); </text:p>
      <text:p text:style-name="P30">где:</text:p>
      <text:p text:style-name="P27"><text:span text:style-name="T8">call </text:span>— <text:span text:style-name="T30">численный номер </text:span><text:span text:style-name="T2">сетевого</text:span><text:span text:style-name="T30"> вызова (</text:span><text:span text:style-name="T7">SYS_CONNECT</text:span><text:span text:style-name="T8">, </text:span><text:span text:style-name="T7">SYS_ACCEPT</text:span><text:span text:style-name="T8"> ... <text:s/></text:span><text:span text:style-name="T32">мы их увидим вскоре</text:span><text:span text:style-name="T30">);</text:span></text:p>
      <text:p text:style-name="P28"><text:span text:style-name="T8">args </text:span>— <text:span text:style-name="T30">указатель 6-ти элементного </text:span><text:span text:style-name="T2">массива</text:span><text:span text:style-name="T30"> (блок параметров), в который </text:span><text:span text:style-name="T2">последовательно упакованы</text:span><text:span text:style-name="T30"> все параметры любого из системных вызовов этой группы (сетевой), без различения их типа (приведенные к </text:span><text:span text:style-name="T8">unsigned long</text:span><text:span text:style-name="T30">);</text:span></text:p>
      <text:p text:style-name="P31"><text:span text:style-name="T43">А вот такой макрос в ядре (</text:span><text:span text:style-name="T10">&lt;net/socket.c&gt;</text:span><text:span text:style-name="T33">), в котором «зашито» сколько фактически параметров должен использовать каждый из сокетных вызовов в зависимости от его номера (в диапазоне от 1 до 20):</text:span></text:p>
      <text:p text:style-name="P2">/* Argument list sizes for sys_socketcall */ </text:p>
      <text:p text:style-name="P2">#define AL(x) ((x) * sizeof(unsigned long)) </text:p>
      <text:p text:style-name="P2">static const unsigned char nargs[ 21 ] = { </text:p>
      <text:p text:style-name="P2"><text:s text:c="7"/>AL(0),AL(3),AL(3),AL(3),AL(2),AL(3), </text:p>
      <text:p text:style-name="P2"><text:s text:c="7"/>AL(3),AL(3),AL(4),AL(4),AL(4),AL(6), </text:p>
      <text:p text:style-name="P2"><text:s text:c="7"/>AL(6),AL(2),AL(5),AL(5),AL(3),AL(3),</text:p>
      <text:p text:style-name="P2"><text:s text:c="7"/>AL(4),AL(5),AL(4)</text:p>
      <text:p text:style-name="P2">}; </text:p>
      <text:p text:style-name="P2">#undef AL</text:p>
      <text:p text:style-name="Перечисление">(Причём, <text:span text:style-name="T5">narg[ 0 ]</text:span> <text:span text:style-name="T1">вообще не используется</text:span>, потому размерность его и 21.)</text:p>
      <text:p text:style-name="Перечисление"/>
      <text:p text:style-name="P14"><text:span text:style-name="T34">Номер сокетного вызова в пространство ядра (</text:span><text:span text:style-name="T11">int 0x80</text:span><text:span text:style-name="T34"> или </text:span><text:span text:style-name="T11">sysenter</text:span><text:span text:style-name="T34">) передаётся в регистре </text:span><text:span text:style-name="T10">e</text:span><text:span text:style-name="T11">a</text:span><text:span text:style-name="T10">x</text:span><text:span text:style-name="T33">. Значения самих этих констант мы можем подсмотреть в заголовках пространства пользователя (</text:span><text:span text:style-name="T10">&lt;linux/net.h&gt;</text:span><text:span text:style-name="T33">): </text:span></text:p>
      <text:p text:style-name="Программный_20_код">#define SYS_SOCKET <text:s text:c="5"/>1 <text:s text:c="14"/>/* sys_socket(2) <text:s text:c="15"/>*/ </text:p>
      <text:p text:style-name="Программный_20_код">#define SYS_BIND <text:s text:c="7"/>2 <text:s text:c="14"/>/* sys_bind(2) <text:s text:c="17"/>*/ </text:p>
      <text:p text:style-name="Программный_20_код">#define SYS_CONNECT <text:s text:c="4"/>3 <text:s text:c="14"/>/* sys_connect(2) <text:s text:c="14"/>*/ </text:p>
      <text:p text:style-name="Программный_20_код">#define SYS_LISTEN <text:s text:c="5"/>4 <text:s text:c="14"/>/* sys_listen(2) <text:s text:c="15"/>*/ </text:p>
      <text:p text:style-name="Программный_20_код">#define SYS_ACCEPT <text:s text:c="5"/>5 <text:s text:c="14"/>/* sys_accept(2) <text:s text:c="15"/>*/ </text:p>
      <text:p text:style-name="Программный_20_код"><text:soft-page-break/>...</text:p>
      <text:p text:style-name="Программный_20_код">#define SYS_SENDMSG <text:s text:c="4"/>16 <text:s text:c="13"/>/* sys_sendmsg(2) <text:s text:c="14"/>*/ </text:p>
      <text:p text:style-name="Программный_20_код">#define SYS_RECVMSG <text:s text:c="4"/>17 <text:s text:c="13"/>/* sys_recvmsg(2) <text:s text:c="14"/>*/ </text:p>
      <text:p text:style-name="Программный_20_код">#define SYS_ACCEPT4 <text:s text:c="4"/>18 <text:s text:c="13"/>/* sys_accept4(2) <text:s text:c="14"/>*/ </text:p>
      <text:p text:style-name="Программный_20_код">#define SYS_RECVMMSG <text:s text:c="3"/>19 <text:s text:c="13"/>/* sys_recvmmsg(2) <text:s text:c="13"/>*/ </text:p>
      <text:p text:style-name="P1">#define SYS_SENDMMSG <text:s text:c="3"/>20 <text:s text:c="13"/>/* sys_sendmmsg(2) <text:s text:c="13"/>*/ </text:p>
      <text:p text:style-name="P1"/>
      <text:p text:style-name="P15">Собственно, схема <text:span text:style-name="T36">обработки к этому моменту уже должна быть понятна: </text:span></text:p>
      <text:list xml:id="list5530551062931968325" text:style-name="L1">
        <text:list-item>
          <text:p text:style-name="P36">необходимое число параметров <text:span text:style-name="T52">системного </text:span>вызова пакуется в массив <text:span text:style-name="T5">unsigned long</text:span>, на<text:span text:style-name="T64">и</text:span>большее число <text:span text:style-name="T52">параметров (</text:span>6) для <text:span text:style-name="T5">SYS_SENDTO=11</text:span><text:span text:style-name="T31"> (</text:span><text:span text:style-name="T11">nargs[ </text:span><text:span text:style-name="T5">11 ]):</text:span></text:p>
        </text:list-item>
      </text:list>
      <text:p text:style-name="P3">ssize_t sendto( int sockfd, const void *buf, size_t len, int flags, </text:p>
      <text:p text:style-name="P3"><text:s text:c="16"/>const struct sockaddr *dest_addr, socklen_t addrlen ); </text:p>
      <text:list xml:id="list230133202188293" text:continue-numbering="true" text:style-name="L1">
        <text:list-item>
          <text:p text:style-name="P37"><text:span text:style-name="T52">адрес </text:span>сформированн<text:span text:style-name="T52">ого</text:span> массив<text:span text:style-name="T52">а</text:span> передаётся 2-м параметром системного вызова, первым параметром передаётся <text:span text:style-name="T1">номер</text:span> сокетного вызова (<text:span text:style-name="T52">например </text:span><text:span text:style-name="T5">SYS_SENDTO</text:span>);</text:p>
        </text:list-item>
        <text:list-item>
          <text:p text:style-name="P36"><text:span text:style-name="T1">все</text:span> сокетные вызовы обрабатываются <text:span text:style-name="T1">единственным</text:span> обработчиком ядра <text:span text:style-name="T5">sys_socketcall</text:span><text:span text:style-name="T18">()</text:span> (<text:span text:style-name="T5">__NR_socketcall</text:span> <text:span text:style-name="T52">= </text:span>102);</text:p>
        </text:list-item>
        <text:list-item>
          <text:p text:style-name="P38">обработчик сначала копирует из пространства пользователя массив значений-параметров, а далее, в зависимости от <text:span text:style-name="T10">e</text:span><text:span text:style-name="T11">a</text:span><text:span text:style-name="T10">x</text:span><text:span text:style-name="T35">, копирует </text:span>из пространства пользователя<text:span text:style-name="T35"> вослед и </text:span>области данных, указываемые (возможно) значениями <text:span text:style-name="T43">указателей </text:span>из этого массива <text:span text:style-name="T52">параметров</text:span>. </text:p>
        </text:list-item>
      </text:list>
      <text:p text:style-name="P13">Некоторые новые архитектуры <text:span text:style-name="T35">(так в оригинале)</text:span> не используют такой непрямой способ вызова, а используют для этих вызовов такую же реализацию, как и для всех остальных системных вызовов. Так это реализовано, в частности, для X86_64 и ARM. <text:span text:style-name="T30">Таким образом, даже 64-битовые и 32-битовые (эмулируемые в системе </text:span>X86_64<text:span text:style-name="T30">) <text:s/>приложения будут выполняться по разной схеме. Но не станем на это пока отвлекаться...</text:span></text:p>
      <text:p text:style-name="P16"><text:span text:style-name="T38">Удостовериться в том, что обслуживание сокетных вызовов в 32 и 64 битовых системах осуществляется принципиально по-разному, можно </text:span>если в каталоге приложений пространства пользователя (заголовочные файлы библиотек языка C, <text:span text:style-name="T5">&lt;</text:span><text:span text:style-name="T12">i386-linux-gnu/asm</text:span><text:span text:style-name="T5">&gt;</text:span>) рассмотреть, <text:span text:style-name="T38">для сравнения,</text:span> определения набора системных вызовов для 32 и 64 битовых режимов:</text:p>
      <text:p text:style-name="Пример_20_команды">$ cat unistd_32.h | grep socketcall </text:p>
      <text:p text:style-name="P3">#define __NR_socketcall 102 </text:p>
      <text:p text:style-name="Пример_20_команды">$ cat unistd_32.h | grep connect </text:p>
      <text:p text:style-name="P3"/>
      <text:p text:style-name="Пример_20_команды">$ cat unistd_64.h | grep socketcall </text:p>
      <text:p text:style-name="Пример_20_команды">$ cat unistd_64.h | grep connect </text:p>
      <text:p text:style-name="P3">#define __NR_connect 42 <text:s text:c="7"/></text:p>
      <text:p text:style-name="P32">В 32-бит системе присутствует вызов <text:span text:style-name="T5">sys_</text:span><text:span text:style-name="T12">socketcall</text:span><text:span text:style-name="T5">()</text:span>, но отсутствуют вызовы для <text:s/>каждого из 20 сокетых вызовов. И напротив, в 64-бит системе отсутст<text:span text:style-name="T38">в</text:span>ует такой системный вызов как <text:span text:style-name="T5">sys_</text:span><text:span text:style-name="T12">socketcall</text:span><text:span text:style-name="T5">()</text:span>, но присутствует весь полный набор системных вызовов для каждого из 20-ти сокетных вызовов.</text:p>
      <text:p text:style-name="P23"><text:span text:style-name="T53">Сам же автор заметки в завершение, в качестве оценки, пишет следующее: </text:span><text:span text:style-name="T39">Данная методика кажется довольно уродлив</text:span><text:span text:style-name="T42">ой</text:span><text:span text:style-name="T40"> (rather ugly)</text:span><text:span text:style-name="T39"> на первый взгляд, при сравнении </text:span><text:span text:style-name="T40">с</text:span><text:span text:style-name="T39"> современны</text:span><text:span text:style-name="T40">ми</text:span><text:span text:style-name="T39"> метод</text:span><text:span text:style-name="T40">ами</text:span><text:span text:style-name="T39"> объектно-ориентированного программирования, но есть </text:span><text:span text:style-name="T40">и </text:span><text:span text:style-name="T39">определенная простота </text:span><text:span text:style-name="T40">в</text:span><text:span text:style-name="T39"> нем. Он, также, хранит данные компактн</text:span><text:span text:style-name="T40">о</text:span><text:span text:style-name="T39">, </text:span><text:span text:style-name="T40">что </text:span><text:span text:style-name="T39">улучшает </text:span><text:span text:style-name="T40">попадание в </text:span><text:span text:style-name="T39">кэш</text:span><text:span text:style-name="T41">и</text:span><text:span text:style-name="T39">. Единственная проблема заключается в том, что </text:span><text:span text:style-name="T40">выборка </text:span><text:span text:style-name="T39">должн</text:span><text:span text:style-name="T40">а</text:span><text:span text:style-name="T39"> быть выполнена вручную, </text:span><text:span text:style-name="T40">а</text:span><text:span text:style-name="T39"> это означает, что </text:span><text:span text:style-name="T40">здесь </text:span><text:span text:style-name="T39">легко выстрелить себе в ногу. </text:span></text:p>
      <text:h text:style-name="P49" text:outline-level="2">Реализация </text:h>
      <text:p text:style-name="Text_20_body"><text:span text:style-name="T27">Возможность перехвата сетевых системных вызовов будем иллюстрировать на макете распределённого </text:span><text:soft-page-break/><text:span text:style-name="T27">файервола (максимально его упростив). Одно время с этой идеей очень сильно носились, в качестве реализации файервола <text:s/>для больших и сверхбольших сетей (особенно в окружении Cisco). Существует много публикаций на эту тему, например, две из них, дающие полное представление о том, что понимается как распределённый файервол: </text:span><text:a xlink:type="simple" xlink:href="https://www1.cs.columbia.edu/~smb/papers/ccs-df.pdf"><text:span text:style-name="T27">Implementing a Distributed Firewall</text:span></text:a> <text:span text:style-name="T28">и </text:span><text:a xlink:type="simple" xlink:href="http://repository.lib.ncsu.edu/ir/bitstream/1840.16/7122/1/etd.pdf">Automated Implementation of Stateful Firewalls in Linux</text:a><text:span text:style-name="T28">. </text:span></text:p>
      <text:p text:style-name="P17">Предложение состоит в том, чтобы контролировать не весь TCP/IP трафик <text:span text:style-name="T37">на уровне IP пакетов</text:span>, а осуществлять <text:span text:style-name="T52">регламент </text:span>на каждом хосте сверхбольшой сети только для протокола TCP и <text:span text:style-name="T52">только </text:span>в момент установления соединения. <text:span text:style-name="T37">П</text:span>од контроль попадают <text:span text:style-name="T37">только</text:span> 2 системных вызова: <text:span text:style-name="T5">accept()</text:span> и <text:span text:style-name="T5">connect()</text:span>. <text:span text:style-name="T29">Более глубокое обсуждение распределённого файервола увело бы нас очень далеко от наших целей … рассмотрим только то как <text:s/>мы могли бы контролировать эти сетевые сетевые вызовы. </text:span></text:p>
      <text:p text:style-name="P18">В качестве <text:span text:style-name="T44">иллюстрации </text:span>реализации перехвата <text:span text:style-name="T44">сокетных вызовов был реализован модуль такого сетевого фильтра я ядре для вызовов </text:span><text:span text:style-name="T13">accept()</text:span><text:span text:style-name="T44"> и </text:span><text:span text:style-name="T13">connect().</text:span><text:span text:style-name="T44"> Сделан этот модуль в максимально упрощенной (усечённой) реализации: в качестве </text:span><text:span text:style-name="T3">параметров</text:span><text:span text:style-name="T44"> при загрузке модуль получает IP адрес (параметр </text:span><text:span text:style-name="T14">deny</text:span><text:span text:style-name="T45">) и TCP порт (параметр </text:span><text:span text:style-name="T14">port</text:span><text:span text:style-name="T45">), соединения с которыми должны быть запрещены (и ещё один дополнительный параметр </text:span><text:span text:style-name="T14">debug</text:span><text:span text:style-name="T45"> — уровень диагностического вывода). </text:span></text:p>
      <text:p text:style-name="P19"><text:span text:style-name="T1">Примечание:</text:span> В тестируемом варианте запрещённые IP адреса и TCP порты допуск<text:span text:style-name="T52">а</text:span>лись множественными, хранились в циклическом списке типа <text:span text:style-name="T5">struct list_head</text:span> (как это и принято повсеместно в ядре), <text:span text:style-name="T46">а помещались (или удалялись)</text:span> <text:span text:style-name="T46">они туда отдельным приложением — демоном политики в пространстве пользователя. Фильтр в ядре и должен функционировать некоторым подобным образом, но это слишком громоздко для статьи, описывающей принцип, тем более, что не принцип файервола, а принцип работы с сетевыми системными вызовами.</text:span></text:p>
      <text:p text:style-name="P20">Итак, код модуля-примера:</text:p>
      <text:p text:style-name="P4">static int debug = 0; <text:s text:c="38"/>// debug output level: 0, 1, 2 </text:p>
      <text:p text:style-name="P4">module_param( debug, uint, 0 ); </text:p>
      <text:p text:style-name="P4">static char* deny; <text:s text:c="41"/>// string parameter: denied IPv4 </text:p>
      <text:p text:style-name="P4">module_param( deny, charp, 0 ); </text:p>
      <text:p text:style-name="P4">static int port = 0; <text:s text:c="39"/>// denied port </text:p>
      <text:p text:style-name="P4">module_param( port, int, 0 ); </text:p>
      <text:p text:style-name="P4"/>
      <text:p text:style-name="P4">static void **taddr; <text:s text:c="39"/>// table sys_call_table address </text:p>
      <text:p text:style-name="P4">u32 ipdeny; <text:s text:c="48"/>// denied IP </text:p>
      <text:p text:style-name="P4"/>
      <text:p text:style-name="P4">#include "find.c" </text:p>
      <text:p text:style-name="P4">#include "CR0.c" </text:p>
      <text:p text:style-name="P4"/>
      <text:p text:style-name="P4">inline char* in4_ntoa( uint32_t ip ) { <text:s text:c="21"/>// mapping IP to a string </text:p>
      <text:p text:style-name="P4"><text:s text:c="3"/>static char saddr[ MAX_ADDR_LEN ]; </text:p>
      <text:p text:style-name="P4"><text:s text:c="3"/>sprintf( saddr, "%d.%d.%d.%d", </text:p>
      <text:p text:style-name="P4"><text:s text:c="12"/>( ip &gt;&gt; 24 ) &amp; 0xFF, ( ip &gt;&gt; 16 ) &amp; 0xFF, </text:p>
      <text:p text:style-name="P4"><text:s text:c="12"/>( ip &gt;&gt; 8 ) &amp; 0xFF, ( ip ) &amp; 0xFF </text:p>
      <text:p text:style-name="P4"><text:s text:c="10"/>); </text:p>
      <text:p text:style-name="P4"><text:s text:c="3"/>return saddr; </text:p>
      <text:p text:style-name="P4">} </text:p>
      <text:p text:style-name="P4"/>
      <text:p text:style-name="P4">asmlinkage long (*old_sys_socketcall) ( int call, unsigned long __user *args ); </text:p>
      <text:p text:style-name="P4"/>
      <text:p text:style-name="P4">asmlinkage long new_sys_socketcall( int call, unsigned long __user *args ) { </text:p>
      <text:p text:style-name="P4">#define PARMS 3 </text:p>
      <text:p text:style-name="P4"><text:s text:c="3"/>static unsigned long a[ PARMS ]; // accept() and connect() have the same number of parameters 3 </text:p>
      <text:p text:style-name="P4"><text:s text:c="3"/>static struct sockaddr sa; </text:p>
      <text:p text:style-name="P4"><text:s text:c="3"/>// ----------- nested functions are a GCC extension --------- </text:p>
      <text:p text:style-name="P4"><text:soft-page-break/><text:s text:c="3"/>long get_addr( void ) { </text:p>
      <text:p text:style-name="P4"><text:s text:c="6"/>const unsigned int len = PARMS * sizeof( unsigned long ); </text:p>
      <text:p text:style-name="P4"><text:s text:c="6"/>if( copy_from_user( a, args, len ) ) </text:p>
      <text:p text:style-name="P4"><text:s text:c="9"/>return -EFAULT; </text:p>
      <text:p text:style-name="P4"><text:s text:c="6"/>if( copy_from_user( &amp;sa, (struct sockaddr __user*)a[ 1 ], sizeof( struct sockaddr ) ) ) </text:p>
      <text:p text:style-name="P4"><text:s text:c="9"/>return -EFAULT; </text:p>
      <text:p text:style-name="P4"><text:s text:c="6"/>return 0; </text:p>
      <text:p text:style-name="P4"><text:s text:c="3"/>} </text:p>
      <text:p text:style-name="P4"><text:s text:c="3"/>// ---------------------------------------------------------- </text:p>
      <text:p text:style-name="P4"><text:s text:c="3"/>long ret; </text:p>
      <text:p text:style-name="P4"><text:s text:c="3"/>if( SYS_ACCEPT == call ) { <text:s text:c="30"/>// accept() before syscall </text:p>
      <text:p text:style-name="P4"><text:s text:c="6"/>long err; </text:p>
      <text:p text:style-name="P4"><text:s text:c="6"/>if( ( err = get_addr() ) &lt; 0 ) return err; </text:p>
      <text:p text:style-name="P4"><text:s text:c="6"/>if( AF_INET == sa.sa_family ) { <text:s text:c="22"/>// only IPv4 </text:p>
      <text:p text:style-name="P4"><text:s text:c="9"/>struct sockaddr_in *usin = (struct sockaddr_in *)&amp;sa; </text:p>
      <text:p text:style-name="P4"><text:s text:c="9"/>if( ntohs( usin-&gt;sin_port ) == port ) { </text:p>
      <text:p text:style-name="P4"><text:s text:c="12"/>LOG( "accept from denied port %d\n", ntohs( usin-&gt;sin_port ) ); </text:p>
      <text:p text:style-name="P4"><text:s text:c="12"/>return -EIO; </text:p>
      <text:p text:style-name="P4"><text:s text:c="9"/>} </text:p>
      <text:p text:style-name="P4"><text:s text:c="6"/>} </text:p>
      <text:p text:style-name="P4"><text:s text:c="3"/>} </text:p>
      <text:p text:style-name="P4"><text:s text:c="3"/>if( SYS_CONNECT == call ) { <text:s text:c="22"/>// connect() before syscall </text:p>
      <text:p text:style-name="P4"><text:s text:c="6"/>long err; </text:p>
      <text:p text:style-name="P4"><text:s text:c="6"/>if( ( err = get_addr() ) &lt; 0 ) return err; </text:p>
      <text:p text:style-name="P4"><text:s text:c="6"/>if( AF_INET == sa.sa_family ) { <text:s text:c="15"/>// only IPv4 </text:p>
      <text:p text:style-name="P4"><text:s text:c="9"/>struct sockaddr_in *usin = (struct sockaddr_in *)&amp;sa; </text:p>
      <text:p text:style-name="P4"><text:s text:c="9"/>DEB( "connect to %s:%d\n", </text:p>
      <text:p text:style-name="P4"><text:s text:c="14"/>in4_ntoa( ntohl( usin-&gt;sin_addr.s_addr ) ), ntohs( usin-&gt;sin_port ) ); </text:p>
      <text:p text:style-name="P4"><text:s text:c="9"/>if( ( deny != NULL &amp;&amp; ntohl( usin-&gt;sin_addr.s_addr ) == ipdeny ) || </text:p>
      <text:p text:style-name="P4"><text:s text:c="13"/>( port <text:s/>!= 0 &amp;&amp; ntohs( usin-&gt;sin_port ) == port ) ) <text:s/>{ </text:p>
      <text:p text:style-name="P4"><text:s text:c="12"/>LOG( "connect to %s:%d denied\n", </text:p>
      <text:p text:style-name="P4"><text:s text:c="17"/>in4_ntoa( ntohl( usin-&gt;sin_addr.s_addr ) ), ntohs( usin-&gt;sin_port ) ); </text:p>
      <text:p text:style-name="P4"><text:s text:c="12"/>return -EACCES; </text:p>
      <text:p text:style-name="P4"><text:s text:c="9"/>} </text:p>
      <text:p text:style-name="P4"><text:s text:c="6"/>} </text:p>
      <text:p text:style-name="P4"><text:s text:c="3"/>} </text:p>
      <text:p text:style-name="P4"><text:s text:c="3"/>ret = old_sys_socketcall( call, args ); <text:s text:c="10"/>// retranslate to original sys_socketcall() </text:p>
      <text:p text:style-name="P4"><text:s text:c="3"/>if( SYS_ACCEPT == call ) { <text:s text:c="23"/>// accepr() after syscall </text:p>
      <text:p text:style-name="P4"><text:s text:c="6"/>long err; </text:p>
      <text:p text:style-name="P4"><text:s text:c="6"/>if( ( err = get_addr() ) &lt; 0 ) return err; </text:p>
      <text:p text:style-name="P4"><text:s text:c="6"/>if( AF_INET == sa.sa_family ) { <text:s text:c="15"/>// only IPv4 </text:p>
      <text:p text:style-name="P4"><text:s text:c="9"/>struct sockaddr_in *usin = (struct sockaddr_in *)&amp;sa; </text:p>
      <text:p text:style-name="P4"><text:s text:c="9"/>DEB( "accept from %s:%d\n", </text:p>
      <text:p text:style-name="P4"><text:s text:c="14"/>in4_ntoa( ntohl( usin-&gt;sin_addr.s_addr ) ), ntohs( usin-&gt;sin_port ) ); </text:p>
      <text:p text:style-name="P4"><text:s text:c="9"/>if( ( deny != NULL &amp;&amp; ntohl( usin-&gt;sin_addr.s_addr ) == ipdeny ) || </text:p>
      <text:p text:style-name="P4"><text:s text:c="13"/>( port <text:s/>!= 0 &amp;&amp; ntohs( usin-&gt;sin_port ) == port ) ) <text:s/>{ </text:p>
      <text:p text:style-name="P4"><text:s text:c="12"/>LOG( "accept from %s:%d denied\n", </text:p>
      <text:p text:style-name="P4"><text:s text:c="17"/>in4_ntoa( ntohl( usin-&gt;sin_addr.s_addr ) ), ntohs( usin-&gt;sin_port ) ); </text:p>
      <text:p text:style-name="P4"><text:s text:c="12"/>return -EACCES; </text:p>
      <text:p text:style-name="P4"><text:s text:c="9"/>} </text:p>
      <text:p text:style-name="P4"><text:s text:c="6"/>} </text:p>
      <text:p text:style-name="P4"><text:s text:c="3"/>} </text:p>
      <text:p text:style-name="P4"><text:s text:c="3"/>return ret; </text:p>
      <text:p text:style-name="P4"><text:soft-page-break/>} </text:p>
      <text:p text:style-name="P4"/>
      <text:p text:style-name="P4">static int __init init( void ) { </text:p>
      <text:p text:style-name="P4"><text:s text:c="3"/>void *waddr; </text:p>
      <text:p text:style-name="P4"><text:s text:c="3"/>// ----------- nested functions are a GCC extension --------- </text:p>
      <text:p text:style-name="P4"><text:s text:c="3"/>int pos_in_table( const char *symbol ) { <text:s text:c="9"/>// position in sys_call_table (__NR_*) </text:p>
      <text:p text:style-name="P4"><text:s text:c="6"/>const int last = __NR_process_vm_writev; <text:s text:c="6"/>// near last syscall in i386 </text:p>
      <text:p text:style-name="P4"><text:s text:c="6"/>int n; </text:p>
      <text:p text:style-name="P4"><text:s text:c="6"/>waddr = find_sym( symbol ); </text:p>
      <text:p text:style-name="P4"><text:s text:c="6"/>if( NULL == waddr ) return -1; </text:p>
      <text:p text:style-name="P4"><text:s text:c="6"/>for( n = 0; n &lt;= last; n++ ) </text:p>
      <text:p text:style-name="P4"><text:s text:c="9"/>if( taddr[ n ] == waddr ) break; </text:p>
      <text:p text:style-name="P4"><text:s text:c="6"/>return n &lt;= last ? n : -1; </text:p>
      <text:p text:style-name="P4"><text:s text:c="3"/>} </text:p>
      <text:p text:style-name="P4"><text:s text:c="3"/>// -------------------------------------------------------- </text:p>
      <text:p text:style-name="P4"><text:s text:c="3"/>void show_in_table( char *symb ) { <text:s text:c="15"/>// print info about symbol </text:p>
      <text:p text:style-name="P4"><text:s text:c="6"/>waddr = find_sym( symb ); </text:p>
      <text:p text:style-name="P4"><text:s text:c="6"/>if( NULL == waddr ) { </text:p>
      <text:p text:style-name="P4"><text:s text:c="9"/>DEB( "symbol %s not found in kernel\n", symb ); </text:p>
      <text:p text:style-name="P4"><text:s text:c="6"/>} </text:p>
      <text:p text:style-name="P4"><text:s text:c="6"/>else { </text:p>
      <text:p text:style-name="P4"><text:s text:c="9"/>int n = pos_in_table( symb ); </text:p>
      <text:p text:style-name="P4"><text:s text:c="9"/>if( n &gt; 0 ) </text:p>
      <text:p text:style-name="P4"><text:s text:c="12"/>DEB( "symbol %s address = %p, position in sys_call_table = %d\n", symb, waddr, n ); </text:p>
      <text:p text:style-name="P4"><text:s text:c="9"/>else </text:p>
      <text:p text:style-name="P4"><text:s text:c="12"/>DEB( "symbol %s address = %p, not found in sys_call_table\n", symb, waddr ); </text:p>
      <text:p text:style-name="P4"><text:s text:c="6"/>} </text:p>
      <text:p text:style-name="P4"><text:s text:c="3"/>} </text:p>
      <text:p text:style-name="P4"><text:s text:c="3"/>// -------------------------------------------------------- </text:p>
      <text:p text:style-name="P4"><text:s text:c="3"/>ipdeny = ntohl( deny != NULL ? in_aton( deny ) : in_aton( "0.0.0.0" ) ); </text:p>
      <text:p text:style-name="P4"><text:s text:c="3"/>LOG( "denied IP: %s\n", deny != NULL ? in4_ntoa( ipdeny ) : "no" ); </text:p>
      <text:p text:style-name="P4"><text:s text:c="3"/>if( port != 0 ) </text:p>
      <text:p text:style-name="P4"><text:s text:c="6"/>LOG( "denied TCP port: %d\n", port ); </text:p>
      <text:p text:style-name="P4"><text:s text:c="3"/>if( NULL == ( taddr = find_sym( "sys_call_table" ) ) ) { </text:p>
      <text:p text:style-name="P4"><text:s text:c="6"/>ERR( "sys_call_table not found\n" ); return -EINVAL; </text:p>
      <text:p text:style-name="P4"><text:s text:c="3"/>} </text:p>
      <text:p text:style-name="P4"><text:s text:c="3"/>DEB( "sys_call_table address = %p\n", taddr ); </text:p>
      <text:p text:style-name="P4"><text:s text:c="3"/>show_in_table( "sys_accept" ); </text:p>
      <text:p text:style-name="P4"><text:s text:c="3"/>show_in_table( "sys_connect" ); </text:p>
      <text:p text:style-name="P4"><text:s text:c="3"/>show_in_table( "sys_socketcall" ); <text:s text:c="22"/>// only diagnostic </text:p>
      <text:p text:style-name="P4"><text:s text:c="3"/>old_sys_socketcall = (void*)taddr[ __NR_socketcall ]; </text:p>
      <text:p text:style-name="P4"><text:s text:c="3"/>if( NULL == ( waddr = find_sym( "sys_socketcall" ) ) ) { // sys_socketcall not exported </text:p>
      <text:p text:style-name="P4"><text:s text:c="6"/>ERR( "sys_socketcall not found\n" ); return -EINVAL; </text:p>
      <text:p text:style-name="P4"><text:s text:c="3"/>} </text:p>
      <text:p text:style-name="P4"><text:s text:c="3"/>if( old_sys_socketcall != waddr ) { <text:s text:c="21"/>// reinsurance! </text:p>
      <text:p text:style-name="P4"><text:s text:c="6"/>ERR( "Oooops! I don't understand: addresses not equal\n" ); return -EINVAL; </text:p>
      <text:p text:style-name="P4"><text:s text:c="3"/>} </text:p>
      <text:p text:style-name="P4"><text:s text:c="3"/>if( debug ) show_cr0(); </text:p>
      <text:p text:style-name="P4"><text:s text:c="3"/>rw_enable(); </text:p>
      <text:p text:style-name="P4"><text:s text:c="3"/>taddr[ __NR_socketcall ] = new_sys_socketcall; </text:p>
      <text:p text:style-name="P4"><text:s text:c="3"/>if( debug ) show_cr0(); </text:p>
      <text:p text:style-name="P4"><text:s text:c="3"/>rw_disable(); </text:p>
      <text:p text:style-name="P4"><text:s text:c="3"/>if( debug ) show_cr0(); </text:p>
      <text:p text:style-name="P4"><text:soft-page-break/><text:s text:c="3"/>LOG( "install new sys_socketcall handler: %p\n", &amp;new_sys_socketcall ); </text:p>
      <text:p text:style-name="P4"><text:s text:c="3"/>return 0; </text:p>
      <text:p text:style-name="P4">} </text:p>
      <text:p text:style-name="P4"><text:s/></text:p>
      <text:p text:style-name="P4">static void __exit exit( void ) { </text:p>
      <text:p text:style-name="P4"><text:s text:c="3"/>LOG( "sys_socketcall handler before unload: %p\n", (void*)taddr[ __NR_socketcall ] ); </text:p>
      <text:p text:style-name="P4"><text:s text:c="3"/>rw_enable(); </text:p>
      <text:p text:style-name="P4"><text:s text:c="3"/>taddr[ __NR_socketcall ] = old_sys_socketcall; </text:p>
      <text:p text:style-name="P4"><text:s text:c="3"/>rw_disable(); </text:p>
      <text:p text:style-name="P4"><text:s text:c="3"/>LOG( "restore old sys_socketcall handler: %p\n", (void*)taddr[ __NR_socketcall ] ); </text:p>
      <text:p text:style-name="P4"><text:s text:c="3"/>return; </text:p>
      <text:p text:style-name="P4">} </text:p>
      <text:p text:style-name="P4"/>
      <text:p text:style-name="P4">module_init( init ); </text:p>
      <text:p text:style-name="P4">module_exit( exit ); </text:p>
      <text:p text:style-name="P4"/>
      <text:p text:style-name="P20">Код максимально упрощён, такие вещи, как макросы диагностики <text:span text:style-name="T5">LOG()</text:span>, <text:span text:style-name="T5">ERR() </text:span>уже <text:span text:style-name="T52">п</text:span>оказывались, отчасти, в предыдущих частях. Функция <text:span text:style-name="T5">find()</text:span> тоже уже обсуждалась. Для записи в защищённую от записи область таблицы <text:span text:style-name="T5">sys_call_table</text:span> <text:span text:style-name="T52">существует</text:span>, как минимум, 3-4 альтернативных варианта, все они назывались и давались ссылками в обсуждениях предыдущей части. Защита от выгрузки модуля на время обслуживания системных вызовов, путём инкремента счётчика ссылок модуля, тоже не показана (называлось в предыдущей части). Все эти подробности присутствуют в кодах прилагаемого архива. Кроме того, коды <text:span text:style-name="T52">в архиве</text:span> обильно пересыпаны комментариями, содержащими выдержки из исходников ядра, с указанием файлов в дереве кодов ядра — это <text:span text:style-name="T47">подсказывает требуемые структуры данных.</text:span></text:p>
      <text:p text:style-name="P21">И всё же при всех упрощениях <text:span text:style-name="T52">код</text:span> остаётся достаточно громоздким (не сложным, а громоздким). Но можно и не вникать в собственно код, последовательность обработки модифицированных сетевых системных вызовов следующая:</text:p>
      <text:list xml:id="list6543482359949304567" text:style-name="L2">
        <text:list-item>
          <text:p text:style-name="P40"><text:span text:style-name="T48">взять под контроль (сменить обработчик) системного вызова <text:s/></text:span><text:span text:style-name="T15">sys_socketcall</text:span><text:span text:style-name="T16">()</text:span><text:span text:style-name="T48">;</text:span></text:p>
        </text:list-item>
        <text:list-item>
          <text:p text:style-name="P41">если код вызова (1-й параметр <text:span text:style-name="T15">sys_socketcall</text:span><text:span text:style-name="T5">()</text:span>) равен <text:span text:style-name="T15">SYS_ACCEPT</text:span><text:span text:style-name="T46"> </text:span>или <text:span text:style-name="T15">SYS_CONNECT</text:span><text:span text:style-name="T46">, </text:span>то скопировать из пространства пользователя 3-х элементный массив параметров <text:span text:style-name="T15">unsigned long</text:span> (<text:span text:style-name="T49">в общем случае 6 элементов, для </text:span><text:span text:style-name="T17">SYS_SENDMSG</text:span><text:span text:style-name="T49">, например</text:span>);</text:p>
        </text:list-item>
        <text:list-item>
          <text:p text:style-name="P42">2-й элемент массива (<text:span text:style-name="T54">соответствующий 2-му </text:span>параметр<text:span text:style-name="T54">у</text:span> <text:span text:style-name="T5">accept()</text:span> или <text:span text:style-name="T5">connect()</text:span>), хоть он и выглядит как <text:span text:style-name="T15">unsigned long</text:span> — это <text:span text:style-name="T1">указатель</text:span> на <text:span text:style-name="T15">struct sockaddr</text:span><text:span text:style-name="T46"> </text:span>в адресном пространстве пользователя, <text:span text:style-name="T54">вторым </text:span>шагом <text:span text:style-name="T54">доступа к </text:span>параметр<text:span text:style-name="T54">ам</text:span> копируем структуру из адресного пространства <text:span text:style-name="T65">пользователя</text:span>;</text:p>
        </text:list-item>
        <text:list-item>
          <text:p text:style-name="P39">структура содержит параметры IP адрес и TCP порт, если они попадают в перечень запрещённых — возвращаем код ошибки <text:span text:style-name="T54">и отменяется </text:span>операци<text:span text:style-name="T54">я</text:span>, если нет — вызыва<text:span text:style-name="T54">е</text:span>м оригинальный обработчик системного вызова;</text:p>
        </text:list-item>
        <text:list-item>
          <text:p text:style-name="P39"><text:span text:style-name="T54">для всех остальных (18-ти, не </text:span><text:span text:style-name="T15">SYS_ACCEPT</text:span><text:span text:style-name="T46"> и </text:span><text:span text:style-name="T15">SYS_CONNECT</text:span><text:span text:style-name="T46">) сокетных вызовов просто осуществляем транзитом вызов оригинального </text:span><text:span text:style-name="T15">sys_socketcall</text:span><text:span text:style-name="T16">()</text:span>;</text:p>
        </text:list-item>
        <text:list-item>
          <text:p text:style-name="P43">запросы, не относящиеся к протоколу IPv4 без модификации передаются сетевому стеку;</text:p>
        </text:list-item>
      </text:list>
      <text:p text:style-name="Text_20_body">Некоторую дополнительную сложность создаёт тот факт, что для вызова <text:span text:style-name="T5">accept()</text:span> проверку приходится выполнять дважды: </text:p>
      <text:list xml:id="list7519385534845011521" text:style-name="L3">
        <text:list-item>
          <text:p text:style-name="P44">номер TCP порта <text:span text:style-name="T59">раньше </text:span>оригинального <text:span text:style-name="T20">системного </text:span>вызова, когда сервер начинает прослушивать <text:span text:style-name="T1">не присоединенный</text:span> сокет;</text:p>
        </text:list-item>
        <text:list-item>
          <text:p text:style-name="P44">IP адрес источника после <text:span text:style-name="T59">установления </text:span><text:span text:style-name="T4">соединения</text:span><text:span text:style-name="T59"> для</text:span> сокета, п<text:span text:style-name="T59">осле </text:span>возврат<text:span text:style-name="T59">а</text:span> из функции оригинально<text:span text:style-name="T21">го системного вызова</text:span>;</text:p>
        </text:list-item>
      </text:list>
      <text:p text:style-name="P22"><text:soft-page-break/>Как это выглядит <text:span text:style-name="T59">в работе</text:span>? <text:span text:style-name="T50">Как-то так</text:span>:</text:p>
      <text:p text:style-name="Пример_20_команды">$ sudo insmod fwnet.ko deny=192.168.56.101 port=<text:span text:style-name="T55">10</text:span>000 debug=1 </text:p>
      <text:p text:style-name="Пример_20_команды">$ lsmod | head -n<text:span text:style-name="T50">2</text:span> </text:p>
      <text:p text:style-name="P5">Module <text:s text:c="17"/>Size <text:s/>Used by </text:p>
      <text:p text:style-name="P5">fwnet <text:s text:c="17"/>13116 <text:s/>0 </text:p>
      <text:p text:style-name="Пример_20_команды">$ dmesg | tail -n10</text:p>
      <text:p text:style-name="P5">[ <text:s/>786.609568] ! denied IP: 192.168.56.101 </text:p>
      <text:p text:style-name="P5">[ <text:s/>786.609572] ! denied TCP port: <text:span text:style-name="T55">10</text:span>000 </text:p>
      <text:p text:style-name="P5">[ <text:s/>786.613047] ! sys_call_table address = c15b4000 </text:p>
      <text:p text:style-name="P5">[ <text:s/>786.636336] ! symbol sys_accept address = c149a070, not found in sys_call_table </text:p>
      <text:p text:style-name="P5">[ <text:s/>786.656437] ! symbol sys_connect address = c149a0a0, not found in sys_call_table </text:p>
      <text:p text:style-name="P5">[ <text:s/>786.661444] ! symbol sys_socketcall address = c149acd0, position in sys_call_table = 102 </text:p>
      <text:p text:style-name="P5">[ <text:s/>786.663994] ! CR0 = 8005003b </text:p>
      <text:p text:style-name="P5">[ <text:s/>786.664090] ! CR0 = 8004003b </text:p>
      <text:p text:style-name="P5">[ <text:s/>786.664096] ! CR0 = 8005003b </text:p>
      <text:p text:style-name="P5">[ <text:s/>786.664100] ! install new sys_socketcall handler: e1ad50d0 </text:p>
      <text:p text:style-name="P5"><text:s/></text:p>
      <text:p text:style-name="P24">Естественно, для того, чтобы наблюдать работу сетевого фильтра ядр<text:span text:style-name="T54">а в действии</text:span>, нам необходимы TCP клиент и сервер (например, <text:span text:style-name="T5">ncat</text:span>). Но для детального тестирования б<text:span text:style-name="T54">ы</text:span>ли подготовлены специальные ретранслирующий сервер (<text:span text:style-name="T5">tcpserv</text:span>) и клиент (<text:span text:style-name="T5">tcpcli</text:span>). Не считая некоторых мелочей, заточенных под эту работу, они ничего особенного не представляют и рассматриваться здесь не будут (но они есть в прилага<text:span text:style-name="T51">е</text:span>мом архиве).</text:p>
      <text:p text:style-name="P25">Вот как будут выглядеть <text:span text:style-name="T1">некоторые</text:span> из <text:span text:style-name="T57">попыток установления </text:span>запрещённых TCP соединений:</text:p>
      <text:p text:style-name="P33">- <text:span text:style-name="T57">Запуск сервера, прослушивающего запрещённый порт:</text:span></text:p>
      <text:p text:style-name="Пример_20_команды">$ ./tcpserv -v -p1<text:span text:style-name="T56">0</text:span>000 </text:p>
      <text:p text:style-name="P7">listening on the TCP port 10000 </text:p>
      <text:p text:style-name="P8">denied TCP port: Input/output error </text:p>
      <text:p text:style-name="P35">$ dmesg | tail -n5 </text:p>
      <text:p text:style-name="P34">...</text:p>
      <text:p text:style-name="P8">[11213.888556] ! accept before: port = 10000 </text:p>
      <text:p text:style-name="P8">[11213.888562] ! accept from denied port 10000 </text:p>
      <text:p text:style-name="P33">- <text:span text:style-name="T57">Попытка подключения клиента к запрещённому порту:</text:span></text:p>
      <text:p text:style-name="Пример_20_команды">$ ./tcpcli -v -h 127.0.0.1 -p 10000 </text:p>
      <text:p text:style-name="P6">client: can't connect to server: Permission denied </text:p>
      <text:p text:style-name="Пример_20_команды">$ dmesg | tail -n5 </text:p>
      <text:p text:style-name="Пример_20_команды">...</text:p>
      <text:p text:style-name="P6">[10984.082051] ! connect to 127.0.0.1:10000 </text:p>
      <text:p text:style-name="P6">[10984.082060] ! connect to 127.0.0.1:10000 denied </text:p>
      <text:p text:style-name="P6">[11166.236948] ! connect to 127.0.0.1:53 </text:p>
      <text:p text:style-name="P6">...</text:p>
      <text:p text:style-name="Перечисление">Ну и так далее — задача предоставляет широкое поле для экспериментирования...</text:p>
      <text:p text:style-name="P51">(Здесь в протоколе специально сохранено и показано обращение в это же время к DNS по порту 53. Точно также, во время экспериментов с фильтрацией можно наблюдать множество соединений к TCP порту 80 — всё время не нарушая работы идёт HTTP трафик.) </text:p>
      <text:p text:style-name="Text_20_body"><text:span text:style-name="T58">Важно то, что п</text:span>осле <text:span text:style-name="T58">выгрузки </text:span>модуля работа системы восстанавливается в исходное состояние:</text:p>
      <text:p text:style-name="Пример_20_команды">$ sudo rmmod fwnet</text:p>
      <text:p text:style-name="Пример_20_команды">$ dmesg | grep \! | tail -n2</text:p>
      <text:p text:style-name="Программный_20_код">[ 2890.602419] ! sys_socketcall handler before unload: e1ad50d0 </text:p>
      <text:p text:style-name="Программный_20_код">[ 2890.602439] ! restore old sys_socketcall handler: c149acd0 </text:p>
      <text:h text:style-name="P50" text:outline-level="2"><text:soft-page-break/>Обсуждение <text:s/></text:h>
      <text:p text:style-name="P26">В<text:span text:style-name="T60">о</text:span>т так, несколько с выдумкой, осуществляется в Linux обработка сетевых системных вызовов … по крайней мере, в 32 бит реализации. При первом столкновении с этими системными вызовами спо<text:span text:style-name="T59">с</text:span>об их работы несколько обескураживает.</text:p>
      <text:p text:style-name="P45">Эта часть обсуждения получилась затянутой и скучной, но такой артефакт, как вот такая работа системных вызовов — его нужно знать и учитывать. </text:p>
      <text:p text:style-name="P4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1cm" fo:margin-bottom="0.499cm" style:contextual-spacing="false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Программный_20_код" style:display-name="Программный код" style:family="paragraph" style:parent-style-name="Text_20_body" style:class="text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/>
      <style:text-properties style:font-name="Liberation Mono" fo:font-family="'Liberation Mono'" style:font-family-generic="modern" style:font-pitch="fixed" fo:font-size="8pt" fo:font-weight="normal" style:font-size-asian="8pt" style:font-weight-asian="bold" style:font-size-complex="8pt" style:font-weight-complex="bold"/>
    </style:style>
    <style:style style:name="Пример_20_команды" style:display-name="Пример команды" style:family="paragraph" style:parent-style-name="Программный_20_код" style:class="text">
      <style:text-properties fo:font-weight="bold"/>
    </style:style>
    <style:style style:name="Перечисление" style:family="paragraph" style:parent-style-name="Text_20_body" style:class="text">
      <style:paragraph-properties fo:margin-left="0cm" fo:margin-right="0cm" fo:margin-top="0.101cm" fo:margin-bottom="0.101cm" style:contextual-spacing="false" fo:text-align="start" style:justify-single-word="false" fo:text-indent="0cm" style:auto-text-indent="false"/>
    </style:style>
    <style:style style:name="Название_20_листинга" style:display-name="Название листинга" style:family="paragraph" style:parent-style-name="Программный_20_код" style:class="text">
      <style:paragraph-properties fo:margin-top="0cm" fo:margin-bottom="0.3cm" style:contextual-spacing="false"/>
      <style:text-properties fo:font-size="10pt" fo:font-style="italic" style:text-underline-style="solid" style:text-underline-width="auto" style:text-underline-color="font-color" fo:font-weight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1:48:55.095555594</meta:creation-date>
    <meta:generator>LibreOffice/4.2.8.2$Linux_x86 LibreOffice_project/420m0$Build-2</meta:generator>
    <dc:date>2015-10-02T23:01:31.707422185</dc:date>
    <meta:editing-duration>P2DT5H55M3S</meta:editing-duration>
    <meta:editing-cycles>59</meta:editing-cycles>
    <meta:document-statistic meta:table-count="0" meta:image-count="0" meta:object-count="0" meta:page-count="8" meta:paragraph-count="258" meta:word-count="2526" meta:character-count="18801" meta:non-whitespace-character-count="14721"/>
  </office:meta>
</office:document-meta>
</file>